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 style:font-charset="x-symbol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023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style:min-row-height="2.723cm" fo:keep-together="auto"/>
    </style:style>
    <style:style style:name="Tabelle2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8.491cm"/>
    </style:style>
    <style:style style:name="Tabelle5.B" style:family="table-column">
      <style:table-column-properties style:column-width="8.49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2" style:family="table-row">
      <style:table-row-properties style:min-row-height="2.334cm" fo:keep-together="auto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List_20_Paragraph" style:list-style-name="WWNum26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.423cm" fo:margin-bottom="0.212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.847cm" fo:margin-bottom="0cm" style:contextual-spacing="false" fo:line-height="100%"/>
    </style:style>
    <style:style style:name="P5" style:family="paragraph" style:parent-style-name="Standard">
      <style:paragraph-properties fo:margin-top="0.635cm" fo:margin-bottom="0.212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language="de" fo:country="DE" style:font-name-asian="Times New Roman1" style:language-asian="de" style:country-asian="DE" style:font-name-complex="Calibri1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letter-kerning="false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10" style:family="paragraph" style:parent-style-name="Standard">
      <style:paragraph-properties fo:margin-top="0cm" fo:margin-bottom="0.212cm" style:contextual-spacing="false" fo:line-height="115%" fo:text-align="center" style:justify-single-word="false" fo:orphans="2" fo:widows="2"/>
      <style:text-properties style:font-name="Calibri" style:letter-kerning="false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5" style:family="paragraph" style:parent-style-name="Standard">
      <style:paragraph-properties fo:margin-top="0cm" fo:margin-bottom="0.423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6" style:family="paragraph" style:parent-style-name="Standard">
      <style:paragraph-properties fo:margin-top="0.423cm" fo:margin-bottom="0.635cm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7" style:family="paragraph" style:parent-style-name="Standard">
      <style:paragraph-properties fo:margin-top="0.423cm" fo:margin-bottom="0.212cm" style:contextual-spacing="false" fo:line-height="115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ourier New1" fo:font-size="10pt" fo:language="de" fo:country="DE" style:letter-kerning="false" style:font-name-asian="Times New Roman1" style:font-size-asian="10pt" style:language-asian="de" style:country-asian="DE" style:font-name-complex="Courier New2" style:font-size-complex="10pt" style:language-complex="ar" style:country-complex="SA" style:font-weight-complex="bold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3" style:family="text">
      <style:text-properties fo:language="de" fo:country="DE" style:font-name-asian="Times New Roman1" style:language-asian="en" style:country-asian="US" style:font-name-complex="Calibri1" style:font-weight-complex="bold"/>
    </style:style>
    <style:style style:name="T4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5" style:family="text">
      <style:text-properties fo:language="de" fo:country="DE" style:font-name-complex="Calibri1" style:font-weight-complex="bold"/>
    </style:style>
    <style:style style:name="T6" style:family="text">
      <style:text-properties fo:language="de" fo:country="DE" fo:font-style="italic" style:font-name-asian="Times New Roman1" style:language-asian="de" style:country-asian="DE" style:font-style-asian="italic" style:font-name-complex="Calibri1" style:font-style-complex="italic" style:font-weight-complex="bold"/>
    </style:style>
    <style:style style:name="T7" style:family="text">
      <style:text-properties fo:language="de" fo:country="DE" style:font-name-asian="Calibri1" style:font-name-complex="Calibri1"/>
    </style:style>
    <style:style style:name="T8" style:family="text">
      <style:text-properties style:font-name-asian="Times New Roman1" style:language-asian="en" style:country-asian="US" style:font-name-complex="Calibri1" style:font-weight-complex="bold"/>
    </style:style>
    <style:style style:name="T9" style:family="text">
      <style:text-properties style:font-name-complex="Calibri1" style:font-weight-complex="bold"/>
    </style:style>
    <style:style style:name="T10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 style:font-weight-complex="bold"/>
    </style:style>
    <style:style style:name="T11" style:family="text">
      <style:text-properties fo:font-size="14pt" fo:language="de" fo:country="DE" style:font-name-asian="Times New Roman1" style:font-size-asian="14pt" style:language-asian="de" style:country-asian="DE" style:font-name-complex="Calibri1" style:font-size-complex="14pt" style:font-weight-complex="bold"/>
    </style:style>
    <style:style style:name="T12" style:family="text">
      <style:text-properties fo:font-size="14pt" fo:language="de" fo:country="DE" fo:font-style="italic" style:font-name-asian="Times New Roman1" style:font-size-asian="14pt" style:language-asian="de" style:country-asian="DE" style:font-style-asian="italic" style:font-name-complex="Calibri1" style:font-size-complex="14pt" style:font-style-complex="italic" style:font-weight-complex="bold"/>
    </style:style>
    <style:style style:name="T13" style:family="text">
      <style:text-properties style:text-position="sub 58%" fo:font-size="14pt" fo:language="de" fo:country="DE" style:font-name-asian="Times New Roman1" style:font-size-asian="14pt" style:language-asian="de" style:country-asian="DE" style:font-name-complex="Calibri1" style:font-size-complex="14pt" style:font-weight-complex="bold"/>
    </style:style>
    <style:style style:name="T14" style:family="text">
      <style:text-properties style:text-position="sub 58%" style:font-name="Calibri" fo:font-size="14pt" fo:language="de" fo:country="DE" style:font-name-asian="Times New Roman1" style:font-size-asian="14pt" style:language-asian="de" style:country-asian="DE" style:font-name-complex="Calibri1" style:font-size-complex="14pt" style:font-weight-complex="bold"/>
    </style:style>
    <style:style style:name="T15" style:family="text">
      <style:text-properties style:font-name="Wingdings" fo:font-size="14pt" fo:language="de" fo:country="DE" style:font-name-asian="Wingdings1" style:font-size-asian="14pt" style:language-asian="de" style:country-asian="DE" style:font-name-complex="Wingdings1" style:font-size-complex="14pt" style:font-weight-complex="bold"/>
    </style:style>
    <style:style style:name="T16" style:family="text">
      <style:text-properties style:font-name="Wingdings" fo:font-size="10pt" fo:language="de" fo:country="DE" style:font-name-asian="Wingdings1" style:font-size-asian="10pt" style:language-asian="de" style:country-asian="DE" style:font-name-complex="Wingdings1" style:font-size-complex="10pt" style:font-weight-complex="bold"/>
    </style:style>
    <style:style style:name="T17" style:family="text">
      <style:text-properties style:font-name="Calibri"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 style:font-weight-complex="bold"/>
    </style:style>
    <style:style style:name="T18" style:family="text">
      <style:text-properties style:font-name="Calibri" fo:font-size="14pt" fo:language="de" fo:country="DE" style:font-name-asian="Times New Roman1" style:font-size-asian="14pt" style:language-asian="de" style:country-asian="DE" style:font-name-complex="Calibri1" style:font-size-complex="14pt" style:font-weight-complex="bold"/>
    </style:style>
    <style:style style:name="T19" style:family="text">
      <style:text-properties style:font-name="Courier New1" fo:font-size="10pt" fo:language="de" fo:country="DE" style:font-name-asian="Times New Roman1" style:font-size-asian="10pt" style:language-asian="de" style:country-asian="DE" style:font-name-complex="Courier New2" style:font-size-complex="10pt" style:font-weight-complex="bold"/>
    </style:style>
    <style:style style:name="T20" style:family="text">
      <style:text-properties style:font-name="Courier New1" fo:font-size="10pt" fo:language="de" fo:country="DE" fo:font-weight="bold" style:font-name-asian="Times New Roman1" style:font-size-asian="10pt" style:language-asian="de" style:country-asian="DE" style:font-weight-asian="bold" style:font-name-complex="Courier New2" style:font-size-complex="10pt"/>
    </style:style>
    <style:style style:name="T21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2" style:font-size-complex="10pt" style:font-weight-complex="bold"/>
    </style:style>
    <style:style style:name="T22" style:family="text">
      <style:text-properties fo:font-size="3pt" fo:language="de" fo:country="DE" style:font-name-asian="Times New Roman1" style:font-size-asian="3pt" style:language-asian="de" style:country-asian="DE" style:font-name-complex="Calibri1" style:font-size-complex="3pt" style:font-weight-complex="bold"/>
    </style:style>
    <style:style style:name="T23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4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25" style:family="text">
      <style:text-properties style:font-name="Courier New1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vertical-align="top" draw:auto-grow-height="false" fo:min-height="6.876cm" fo:min-width="0cm" fo:padding-top="0.125cm" fo:padding-bottom="0.125cm" fo:padding-left="0.25cm" fo:padding-right="0.25cm" fo:wrap-option="wrap" fo:margin-left="0.012cm" fo:margin-right="0.034cm" fo:margin-top="0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28cm" fo:min-width="0cm" fo:padding-top="0.125cm" fo:padding-bottom="0.125cm" fo:padding-left="0.25cm" fo:padding-right="0.25cm" fo:wrap-option="wrap" fo:margin-left="0.212cm" fo:margin-right="0.15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.28cm" fo:min-width="0cm" fo:padding-top="0.125cm" fo:padding-bottom="0.125cm" fo:padding-left="0.25cm" fo:padding-right="0.25cm" fo:wrap-option="wrap" fo:margin-left="0.212cm" fo:margin-right="0.159cm" fo:margin-top="0.106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Funktionsdefinitionen 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4" loext:marker-style-name="T2"><text:bookmark-start text:name="_Hlk144653311"/><text:span text:style-name="T2">Die </text:span><text:span text:style-name="T4">Definition von Funktionen</text:span><text:span text:style-name="T2"> folgt in Haskell einem festgelegten Schema:</text:span></text:p>
            <text:p text:style-name="P15" loext:marker-style-name="T9"><draw:custom-shape text:anchor-type="char" draw:z-index="1" draw:name="Gerade Verbindung mit Pfeil 1" draw:style-name="gr2" draw:text-style-name="P20" svg:width="0.003cm" svg:height="0.53cm" svg:x="9.613cm" svg:y="0.529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0" draw:name="Gerade Verbindung mit Pfeil 1" draw:style-name="gr2" draw:text-style-name="P20" svg:width="0.003cm" svg:height="0.53cm" svg:x="5.385cm" svg:y="0.48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2"><text:tab/><text:tab/><text:tab/>Funktionsname<text:tab/><text:tab/></text:span><text:span text:style-name="T8">Ausdruck: Auswertung liefert Ergebnis der Funktion</text:span></text:p>
            <text:p text:style-name="P10" loext:marker-style-name="T12"><draw:custom-shape text:anchor-type="char" draw:z-index="2" draw:name="Gerade Verbindung mit Pfeil 1" draw:style-name="gr3" draw:text-style-name="P20" svg:width="0.003cm" svg:height="0.53cm" svg:x="6.632cm" svg:y="0.549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10">f</text:span><text:span text:style-name="T11"> e</text:span><text:span text:style-name="T13">1</text:span><text:span text:style-name="T11"> e</text:span><text:span text:style-name="T13">2</text:span><text:span text:style-name="T11"> … e</text:span><text:span text:style-name="T13">n</text:span><text:span text:style-name="T11"> = </text:span><text:span text:style-name="T12">Funktionskörper</text:span></text:p>
            <text:p text:style-name="P17" loext:marker-style-name="T2"><text:span text:style-name="T2">Eingabeargumente (durch Leerzeichen getrennt)</text:span><text:span text:style-name="T2"/></text:p>
            <text:p text:style-name="P18" loext:marker-style-name="T2"><text:span text:style-name="T2">Dabei besitzt jede Funktion neben einem Namen eine Reihe von Eingabeargumenten und einen Funktionskörper, der zu genau einem Ausgabewert ausgewertet werden kann. </text:span><text:bookmark-end text:name="_Hlk144653311"/><text:span text:style-name="T2"/></text:p>
          </table:table-cell>
        </table:table-row>
      </table:table>
      <text:p text:style-name="P7" loext:marker-style-name="T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8" loext:marker-style-name="T2"><draw:custom-shape text:anchor-type="char" draw:z-index="5" draw:name="Geschweifte Klammer rechts 15" draw:style-name="gr1" draw:text-style-name="P20" svg:width="0.616cm" svg:height="7.152cm" draw:transform="rotate (1.5707963267949) translate (4.619625cm 2.42181944444444cm)"><text:p/><draw:enhanced-geometry draw:mirror-horizontal="false" draw:mirror-vertical="false" draw:text-areas="0 ?f15 ?f14 ?f16" svg:viewBox="0 0 0 0" draw:type="ooxml-rightBrace" draw:modifiers="7105 51832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<text:span text:style-name="T2">Für jede Funktion sollte man eine entsprechende </text:span><text:span text:style-name="T4">Signatur</text:span><text:span text:style-name="T2"> definieren, die die Typen der einzelnen Argumente und den Typ des Rückgabewertes angibt:</text:span></text:p>
            <text:p text:style-name="P16" loext:marker-style-name="T5"><draw:custom-shape text:anchor-type="char" draw:z-index="4" draw:name="Gerade Verbindung mit Pfeil 1" draw:style-name="gr2" draw:text-style-name="P20" svg:width="0.003cm" svg:height="0.53cm" svg:x="12.365cm" svg:y="0.915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3" draw:name="Gerade Verbindung mit Pfeil 1" draw:style-name="gr2" draw:text-style-name="P20" svg:width="0.003cm" svg:height="0.53cm" svg:x="3.916cm" svg:y="0.933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2"><text:tab/><text:tab/>Funktionsname <text:s text:c="6"/></text:span><text:span text:style-name="T8">Typen der Eingabeargumente <text:tab/></text:span><text:span text:style-name="T3">Typ des Ausgabewertes</text:span></text:p>
            <text:p text:style-name="P8" loext:marker-style-name="T12"><text:span text:style-name="T17">f</text:span><text:span text:style-name="T18"> <text:s/>:: <text:s/>T_e</text:span><text:span text:style-name="T14">1</text:span><text:span text:style-name="T18"> <text:s text:c="2"/></text:span><text:span text:style-name="T15"></text:span><text:span text:style-name="T18"> <text:s text:c="2"/>T_e</text:span><text:span text:style-name="T14">2</text:span><text:span text:style-name="T18"> <text:s text:c="2"/></text:span><text:span text:style-name="T15"></text:span><text:span text:style-name="T18"> … </text:span><text:span text:style-name="T15"></text:span><text:span text:style-name="T18"> <text:s text:c="2"/>T_e</text:span><text:span text:style-name="T14">n</text:span><text:span text:style-name="T18"> <text:s text:c="2"/></text:span><text:span text:style-name="T15"></text:span><text:span text:style-name="T18"> <text:s text:c="2"/>T_a</text:span></text:p>
          </table:table-cell>
        </table:table-row>
      </table:table>
      <text:p text:style-name="P3" loext:marker-style-name="T2"><text:span text:style-name="T2">Die Definition der gaußschen Summenformel inkl. Signatur würde dann in Haskell z.B. folgendermaßen aussehen: </text:span><text:span text:style-name="T2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9" loext:marker-style-name="T19"><text:span text:style-name="T19">--Funktion zur Berechnung der Summe aller Zahlen von 0 bis n</text:span><text:span text:style-name="T19"/></text:p>
            <text:p text:style-name="P9" loext:marker-style-name="T19"><text:span text:style-name="T19">gauss :: Int </text:span><text:span text:style-name="T16"></text:span><text:span text:style-name="T19"> Int</text:span></text:p>
            <text:p text:style-name="P9" loext:marker-style-name="T2"><text:span text:style-name="T19">gauss n = (n*(n+1)) // 2</text:span><text:span text:style-name="T25"/></text:p>
          </table:table-cell>
        </table:table-row>
      </table:table>
      <text:p text:style-name="P4" loext:marker-style-name="T2"><text:span text:style-name="T4">Aufgabe 1: </text:span><text:span text:style-name="T2">Definieren Sie in einem neuen Skript </text:span><text:span text:style-name="T6">simpleFunctions.hs</text:span><text:span text:style-name="T2"> die folgenden Funktionen inkl. einer Typfunktion und einem Kommentar:</text:span></text:p>
      <text:list text:style-name="WWNum26">
        <text:list-item>
          <text:p text:style-name="P1" loext:marker-style-name="T2"><text:span text:style-name="T6">Fortytwo, </text:span><text:span text:style-name="T2">die immer 42 zurückgibt.</text:span></text:p>
        </text:list-item>
        <text:list-item>
          <text:p text:style-name="P1" loext:marker-style-name="T2"><text:span text:style-name="T6">square</text:span><text:span text:style-name="T2">, die das Quadrat einer Zahl (Integer) berechnet.</text:span></text:p>
        </text:list-item>
        <text:list-item>
          <text:p text:style-name="P1" loext:marker-style-name="T2"><text:span text:style-name="T6">greaterZero</text:span><text:span text:style-name="T2">, die überprüft, ob eine Zahl (Integer) größer als 0 ist.</text:span></text:p>
        </text:list-item>
        <text:list-item>
          <text:p text:style-name="P1" loext:marker-style-name="T2"><text:span text:style-name="T6">bmi</text:span><text:span text:style-name="T2">, die den Bodymaßindex einer Person berechnet.</text:span></text:p>
        </text:list-item>
        <text:list-item>
          <text:p text:style-name="P1" loext:marker-style-name="T2"><text:span text:style-name="T6">firstLetter</text:span><text:span text:style-name="T2"> und </text:span><text:span text:style-name="T6">secondLetter</text:span><text:span text:style-name="T2">, die den ersten bzw. zweiten Buchstaben eines Strings ermittelt.</text:span></text:p>
        </text:list-item>
        <text:list-item>
          <text:p text:style-name="P1" loext:marker-style-name="T2"><text:span text:style-name="T6">hello</text:span><text:span text:style-name="T2">, die einen Personennamen erwartet und dann einen String mit einer Begrüßungsformel ausgibt, z.B. „Hallo Herr Kleinert“.</text:span></text:p>
        </text:list-item>
      </text:list>
      <text:p text:style-name="P5" loext:marker-style-name="T2"><text:span text:style-name="T4">Aufgabe 2</text:span><text:span text:style-name="T2">: Wenden Sie die Funktionen </text:span><text:span text:style-name="T6">bmi</text:span><text:span text:style-name="T2"> und </text:span><text:span text:style-name="T6">secondLetter</text:span><text:span text:style-name="T2"> auf selbst gewählte Argumente an und geben Sie dabei alle Zwischenschritte an.</text:span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8" loext:marker-style-name="T20"><text:span text:style-name="T20">bmi</text:span><text:span text:style-name="T20"/></text:p>
          </table:table-cell>
          <table:table-cell table:style-name="Tabelle5.A1" office:value-type="string">
            <text:p text:style-name="P8" loext:marker-style-name="T20"><text:span text:style-name="T20">secondLetter</text:span><text:span text:style-name="T20"/></text:p>
          </table:table-cell>
        </table:table-row>
        <table:table-row table:style-name="Tabelle5.2">
          <table:table-cell table:style-name="Tabelle5.A2" office:value-type="string">
            <text:p text:style-name="P9" loext:marker-style-name="T19"><text:span text:style-name="T19">bmi ? ? <text:tab/></text:span><text:span text:style-name="T16"></text:span><text:span text:style-name="T19"> </text:span></text:p>
            <text:p text:style-name="P9" loext:marker-style-name="T19"><text:span text:style-name="T19"><text:tab/><text:tab/></text:span><text:span text:style-name="T16"></text:span></text:p>
            <text:p text:style-name="P9" loext:marker-style-name="T19"><text:span text:style-name="T19"><text:tab/><text:tab/></text:span><text:span text:style-name="T16"></text:span></text:p>
          </table:table-cell>
          <table:table-cell table:style-name="Tabelle5.B2" office:value-type="string">
            <text:p text:style-name="P19" loext:marker-style-name="T19"/>
          </table:table-cell>
        </table:table-row>
      </table:table>
      <text:p text:style-name="P6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 style:font-charset="x-symbol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2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4" style:family="table">
      <style:table-properties style:width="17cm" style:rel-width="100%" fo:margin-left="0.009cm" fo:margin-top="0cm" fo:margin-bottom="0cm" table:align="left" style:writing-mode="lr-tb"/>
    </style:style>
    <style:style style:name="Tabelle4.A" style:family="table-column">
      <style:table-column-properties style:column-width="4.246cm" style:rel-column-width="16370*"/>
    </style:style>
    <style:style style:name="Tabelle4.B" style:family="table-column">
      <style:table-column-properties style:column-width="8.35cm" style:rel-column-width="32191*"/>
    </style:style>
    <style:style style:name="Tabelle4.C" style:family="table-column">
      <style:table-column-properties style:column-width="4.403cm" style:rel-column-width="16974*"/>
    </style:style>
    <style:style style:name="Tabelle4.1" style:family="table-row">
      <style:table-row-properties style:min-row-height="0.882cm" fo:keep-together="auto"/>
    </style:style>
    <style:style style:name="Tabelle4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4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 table:style-name="Tabelle4.1">
            <table:table-cell table:style-name="Tabelle4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4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4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4</meta:editing-cycles>
    <meta:print-date>2022-04-26T17:24:00</meta:print-date>
    <meta:creation-date>2023-08-30T16:53:00</meta:creation-date>
    <dc:date>2023-09-03T16:28:00</dc:date>
    <meta:editing-duration>P0D</meta:editing-duration>
    <meta:generator>LibreOffice/7.5.5.2$Linux_X86_64 LibreOffice_project/50$Build-2</meta:generator>
    <meta:document-statistic meta:table-count="5" meta:image-count="0" meta:object-count="0" meta:page-count="1" meta:paragraph-count="30" meta:word-count="248" meta:character-count="1691" meta:non-whitespace-character-count="1444"/>
    <meta:user-defined meta:name="AppVersion">16.0000</meta:user-defined>
    <meta:template xlink:type="simple" xlink:actuate="onRequest" xlink:title="Normal.dotm" xlink:href=""/>
  </office:meta>
</office:document-meta>
</file>